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5f79" officeooo:paragraph-rsid="00175f79"/>
    </style:style>
    <style:style style:name="P2" style:family="paragraph" style:parent-style-name="Standard" style:list-style-name="L1">
      <style:text-properties officeooo:paragraph-rsid="00196753"/>
    </style:style>
    <style:style style:name="P3" style:family="paragraph" style:parent-style-name="Standard" style:list-style-name="L1">
      <style:text-properties officeooo:rsid="00182092" officeooo:paragraph-rsid="00182092"/>
    </style:style>
    <style:style style:name="P4" style:family="paragraph" style:parent-style-name="Standard">
      <style:text-properties officeooo:rsid="00182092" officeooo:paragraph-rsid="00182092"/>
    </style:style>
    <style:style style:name="P5" style:family="paragraph" style:parent-style-name="Standard">
      <style:text-properties officeooo:rsid="00196753" officeooo:paragraph-rsid="00196753"/>
    </style:style>
    <style:style style:name="P6" style:family="paragraph" style:parent-style-name="Standard" style:list-style-name="L2">
      <style:text-properties officeooo:rsid="00196753" officeooo:paragraph-rsid="00196753"/>
    </style:style>
    <style:style style:name="P7" style:family="paragraph" style:parent-style-name="Standard" style:list-style-name="L3">
      <style:text-properties officeooo:rsid="00196753" officeooo:paragraph-rsid="00196753"/>
    </style:style>
    <style:style style:name="P8" style:family="paragraph" style:parent-style-name="Standard">
      <style:text-properties officeooo:paragraph-rsid="00196753"/>
    </style:style>
    <style:style style:name="P9" style:family="paragraph" style:parent-style-name="Standard" style:list-style-name="L2">
      <style:text-properties officeooo:paragraph-rsid="00196753"/>
    </style:style>
    <style:style style:name="P10" style:family="paragraph" style:parent-style-name="Standard">
      <style:text-properties officeooo:rsid="001ab375" officeooo:paragraph-rsid="001ab375"/>
    </style:style>
    <style:style style:name="P11" style:family="paragraph" style:parent-style-name="Text_20_body">
      <style:text-properties officeooo:rsid="001ab375" officeooo:paragraph-rsid="001ab375"/>
    </style:style>
    <style:style style:name="P12" style:family="paragraph" style:parent-style-name="Text_20_body">
      <style:text-properties officeooo:rsid="001ae156" officeooo:paragraph-rsid="001ae156"/>
    </style:style>
    <style:style style:name="P13" style:family="paragraph" style:parent-style-name="Text_20_body">
      <style:text-properties officeooo:rsid="001b57dc" officeooo:paragraph-rsid="001b57dc"/>
    </style:style>
    <style:style style:name="P14" style:family="paragraph" style:parent-style-name="Text_20_body">
      <style:text-properties officeooo:rsid="001b57dc" officeooo:paragraph-rsid="001c3353"/>
    </style:style>
    <style:style style:name="P15" style:family="paragraph" style:parent-style-name="Text_20_body">
      <style:text-properties officeooo:rsid="001c3353" officeooo:paragraph-rsid="001c3353"/>
    </style:style>
    <style:style style:name="P16" style:family="paragraph" style:parent-style-name="Text_20_body">
      <style:text-properties officeooo:rsid="001e1e75" officeooo:paragraph-rsid="001e1e75"/>
    </style:style>
    <style:style style:name="P17" style:family="paragraph" style:parent-style-name="Text_20_body">
      <style:text-properties officeooo:rsid="0020e050" officeooo:paragraph-rsid="0020e050"/>
    </style:style>
    <style:style style:name="P18" style:family="paragraph" style:parent-style-name="Heading_20_2" style:list-style-name=""/>
    <style:style style:name="P19" style:family="paragraph" style:parent-style-name="Heading_20_2">
      <style:paragraph-properties fo:break-before="page"/>
    </style:style>
    <style:style style:name="T1" style:family="text">
      <style:text-properties officeooo:rsid="00175f79"/>
    </style:style>
    <style:style style:name="T2" style:family="text">
      <style:text-properties officeooo:rsid="00196753"/>
    </style:style>
    <style:style style:name="T3" style:family="text">
      <style:text-properties officeooo:rsid="001ab375"/>
    </style:style>
    <style:style style:name="T4" style:family="text">
      <style:text-properties officeooo:rsid="001ae156"/>
    </style:style>
    <style:style style:name="T5" style:family="text">
      <style:text-properties officeooo:rsid="001c33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2020/04/10</text:p>
      <text:p text:style-name="Title">Performance Testing with AvnavOchartsProvider</text:p>
      <text:p text:style-name="P1"/>
      <text:h text:style-name="Heading_20_2" text:outline-level="2">Environment</text:h>
      <text:list xml:id="list654522212" text:style-name="L1">
        <text:list-item>
          <text:p text:style-name="P3">PI2 Model B: 4 cores ARMv7, 1GB,BogoMIPS: 38.40</text:p>
        </text:list-item>
        <text:list-item>
          <text:p text:style-name="P3">PI4, 4 cores ARMv7, 1GB, BogoMIPS: 270.00</text:p>
        </text:list-item>
        <text:list-item>
          <text:p text:style-name="P3">Desktop: 4 Cores,Intel(R) Core(TM) i5-4570 CPU @ 3.20GHz, <text:s/>bogomips: 6385.55, 16GB </text:p>
        </text:list-item>
      </text:list>
      <text:p text:style-name="P4"/>
      <text:p text:style-name="P4">Jmeter Tests – plan1.jmx (arbitrary selected charts and zoom levels Greifswalder Bodden)</text:p>
      <text:list xml:id="list2217117907" text:style-name="L3">
        <text:list-item>
          <text:p text:style-name="P7">4 threads</text:p>
        </text:list-item>
        <text:list-item>
          <text:p text:style-name="P7">100 loops</text:p>
        </text:list-item>
      </text:list>
      <text:p text:style-name="P4">oesenc Deutschland</text:p>
      <text:p text:style-name="P10">Chart: soundings, buoy texts, chart texts,...</text:p>
      <text:p text:style-name="P4"/>
      <text:h text:style-name="Heading_20_2" text:outline-level="2">Versions</text:h>
      <text:list xml:id="list201447974973610" text:continue-list="list654522212" text:style-name="L1">
        <text:list-item>
          <text:p text:style-name="P2"><text:span text:style-name="T1">git tag 20200410</text:span></text:p>
        </text:list-item>
        <text:list-item>
          <text:p text:style-name="P2"><text:span text:style-name="T1">oesenc-pi: Version: 4.0.2-0~bionic1 all systems</text:span></text:p>
        </text:list-item>
      </text:list>
      <text:p text:style-name="P8"/>
      <text:h text:style-name="Heading_20_2" text:outline-level="2">Commandlines</text:h>
      <text:p text:style-name="P5"/>
      <text:list xml:id="list4189773829" text:style-name="L2">
        <text:list-item>
          <text:p text:style-name="P9"><text:span text:style-name="T2">Xvfb<text:line-break/>Xvfb :2</text:span></text:p>
        </text:list-item>
        <text:list-item>
          <text:p text:style-name="P9"><text:span text:style-name="T2">tightVNC<text:line-break/>vncserver :1<text:line-break/>runs with -geometry1024x768-depth24</text:span></text:p>
        </text:list-item>
        <text:list-item>
          <text:p text:style-name="P6">Provider <text:line-break/>#set display to :1 or :2<text:line-break/>./AvnavOchartsProvider -t 5 -<text:span text:style-name="T3">s 3</text:span> <text:s/>-d 10 /usr/lib/opencpn /usr/share/opencpn/ .opencpntest 8082 ./charts</text:p>
        </text:list-item>
        <text:list-item>
          <text:p text:style-name="P6">statistics<text:line-break/>stat.pl provider.log</text:p>
        </text:list-item>
      </text:list>
      <text:p text:style-name="P5"/>
      <text:h text:style-name="P18" text:outline-level="2"/>
      <text:h text:style-name="P19" text:outline-level="2">Results</text:h>
      <text:p text:style-name="P5"/>
      <text:h text:style-name="Heading_20_3" text:outline-level="3">Desktop – standard <text:span text:style-name="T2">X Server</text:span></text:h>
      <text:p text:style-name="P11">Jmeter: Average: 55ms, Max: 177ms<text:line-break/>Stat (us): <text:line-break/>count<text:tab/><text:tab/>=9732<text:line-break/>all<text:tab/><text:tab/>=50929.6958487464<text:line-break/>dequeue<text:tab/>=35795.6226880395<text:line-break/>find<text:tab/><text:tab/>=69.471845458282<text:line-break/>http-all<text:tab/><text:tab/>=56479.4286888615<text:line-break/>http-png<text:tab/>=5454.43896424168<text:line-break/>http-render<text:tab/>=51021.4241676942<text:line-break/>http-save<text:tab/>=3.56555692560625<text:line-break/>image<text:tab/><text:tab/>=60.3575832305795<text:line-break/>render<text:tab/><text:tab/>=15004.2437320181</text:p>
      <text:p text:style-name="P11"/>
      <text:h text:style-name="Heading_20_3" text:outline-level="3">Raspi2 tightVNC</text:h>
      <text:p text:style-name="P11">Jmeter: <text:span text:style-name="T4">Average: 500, max. 2195</text:span></text:p>
      <text:p text:style-name="P12">Stat(us):<text:line-break/>count<text:tab/><text:tab/>=2746<text:line-break/>dequeue<text:tab/>=315702.913328478<text:line-break/>http-render<text:tab/>=453408.375819374<text:line-break/>http-png<text:tab/>=59401.6023306628<text:line-break/>image<text:tab/><text:tab/>=512.126729788784<text:line-break/>render<text:tab/><text:tab/>=135492.243262928<text:line-break/>http-save<text:tab/>=88.1646030589949<text:line-break/>find<text:tab/><text:tab/>=992.279679533867<text:line-break/>all<text:tab/><text:tab/>=452699.563000728<text:line-break/>http-all<text:tab/><text:tab/>=512898.142753095</text:p>
      <text:h text:style-name="Heading_20_3" text:outline-level="3">Raspi2 Xvfb</text:h>
      <text:p text:style-name="P13">Jmeter: Average: 487ms, max: 1348</text:p>
      <text:p text:style-name="P13">Stat(us):<text:line-break/>count<text:tab/><text:tab/>=5233<text:line-break/>render<text:tab/><text:tab/>=129012.918020256<text:line-break/>http-render<text:tab/>=426835.772979171<text:line-break/>all<text:tab/><text:tab/>=425962.316071087<text:line-break/>dequeue<text:tab/>=295501.223007835<text:line-break/>image<text:tab/><text:tab/>=453.927001719855<text:line-break/>http-png<text:tab/>=59445.4614943627<text:line-break/>http-save<text:tab/>=47.3915536021403<text:line-break/><text:soft-page-break/>http-all<text:tab/><text:tab/>=486328.626027135<text:line-break/>find<text:tab/><text:tab/>=994.248041276514</text:p>
      <text:p text:style-name="P13"/>
      <text:h text:style-name="Heading_20_3" text:outline-level="3">Raspi4 Xvfb</text:h>
      <text:p text:style-name="P14"><text:span text:style-name="T5">CPU: 160%</text:span><text:line-break/><text:span text:style-name="T5">Jmeter: Average: 150ms, Max: 450ms</text:span></text:p>
      <text:p text:style-name="P15">Stat(us):<text:line-break/>count<text:tab/><text:tab/>=4215<text:line-break/>all<text:tab/><text:tab/>=128769.086595492<text:line-break/>dequeue<text:tab/>=88448.256227758<text:line-break/>find<text:tab/><text:tab/>=350.937129300119<text:line-break/>http-all<text:tab/><text:tab/>=147718.766310795<text:line-break/>http-png<text:tab/>=18678.9086595492<text:line-break/>http-render<text:tab/>=129018.196915777<text:line-break/>http-save<text:tab/>=21.6607354685646<text:line-break/>image<text:tab/><text:tab/>=217.200474495848<text:line-break/>render<text:tab/><text:tab/>=39752.6927639383</text:p>
      <text:p text:style-name="P15"/>
      <text:p text:style-name="P16">Raspi4 tightVNC</text:p>
      <text:p text:style-name="P17">OOM killed...</text:p>
      <text:p text:style-name="P17">Jmeter: Averag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20-04-10T17:11:09.405663043</meta:creation-date>
    <dc:date>2020-04-10T20:14:46.165913438</dc:date>
    <dc:creator>Andreas </dc:creator>
    <meta:editing-duration>PT13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34" meta:word-count="231" meta:character-count="2047" meta:non-whitespace-character-count="1818"/>
  </office:meta>
</office:document-meta>
</file>